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4aa94" officeooo:paragraph-rsid="0004aa9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weight="bold" officeooo:rsid="0004aa94" officeooo:paragraph-rsid="0004aa9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weight="bold" officeooo:rsid="00a60f59" officeooo:paragraph-rsid="00a60f5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weight="bold" officeooo:rsid="01182aef" officeooo:paragraph-rsid="01182aef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weight="bold" officeooo:rsid="011a33d2" officeooo:paragraph-rsid="011a33d2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weight="bold" officeooo:rsid="011a82be" officeooo:paragraph-rsid="011a82be" fo:background-color="transparen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weight="bold" officeooo:rsid="011daa6e" officeooo:paragraph-rsid="011daa6e" fo:background-color="transparen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weight="normal" officeooo:rsid="00a60f59" officeooo:paragraph-rsid="00a60f5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weight="normal" officeooo:rsid="0110e74a" officeooo:paragraph-rsid="00a60f59" fo:background-color="transparen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weight="normal" officeooo:rsid="01146547" officeooo:paragraph-rsid="01146547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weight="normal" officeooo:rsid="0114bd40" officeooo:paragraph-rsid="0114bd40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weight="normal" officeooo:rsid="0115cdda" officeooo:paragraph-rsid="0115cdda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weight="normal" officeooo:rsid="0115f747" officeooo:paragraph-rsid="0115f747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weight="normal" officeooo:rsid="01182aef" officeooo:paragraph-rsid="01182aef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fo:font-weight="normal" officeooo:rsid="01182aef" officeooo:paragraph-rsid="011973e9" fo:background-color="transparen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weight="normal" officeooo:rsid="011a33d2" officeooo:paragraph-rsid="011a33d2" fo:background-color="transparen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style="normal" fo:font-weight="normal" officeooo:rsid="011a82be" officeooo:paragraph-rsid="011a82be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Verdana" fo:font-weight="normal" officeooo:rsid="011a82be" officeooo:paragraph-rsid="011a82be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Verdana" fo:font-weight="normal" officeooo:rsid="011daa6e" officeooo:paragraph-rsid="011daa6e" fo:background-color="transparen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Verdana" fo:font-weight="normal" officeooo:rsid="0115cdda" officeooo:paragraph-rsid="0115cdda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Verdana" fo:font-weight="normal" officeooo:rsid="01215e98" officeooo:paragraph-rsid="01215e98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Verdana" fo:font-weight="normal" officeooo:rsid="0127d3f4" officeooo:paragraph-rsid="0127d3f4" fo:background-color="transparen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Verdana" fo:font-weight="bold" officeooo:rsid="01146547" officeooo:paragraph-rsid="01146547" fo:background-color="transparent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Verdana" fo:font-weight="bold" officeooo:rsid="01146547" officeooo:paragraph-rsid="0114bd40" fo:background-color="transparent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Verdana" fo:font-weight="bold" officeooo:rsid="01146547" officeooo:paragraph-rsid="0115cdda" fo:background-color="transparen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Verdana" fo:font-weight="bold" officeooo:rsid="01146547" officeooo:paragraph-rsid="0115f747" fo:background-color="transparent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Verdana" fo:font-weight="bold" officeooo:rsid="01146547" officeooo:paragraph-rsid="011a33d2" fo:background-color="transparent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Verdana" fo:font-weight="bold" officeooo:rsid="01215e98" officeooo:paragraph-rsid="01215e98" fo:background-color="transparent" style:font-weight-asian="bold" style:font-weight-complex="bold"/>
    </style:style>
    <style:style style:name="T1" style:family="text">
      <style:text-properties officeooo:rsid="0081127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1bac0e" style:font-weight-asian="normal" style:font-weight-complex="normal"/>
    </style:style>
    <style:style style:name="T4" style:family="text">
      <style:text-properties officeooo:rsid="0112fe5b"/>
    </style:style>
    <style:style style:name="T5" style:family="text">
      <style:text-properties officeooo:rsid="0114bd40"/>
    </style:style>
    <style:style style:name="T6" style:family="text">
      <style:text-properties officeooo:rsid="0115f747"/>
    </style:style>
    <style:style style:name="T7" style:family="text">
      <style:text-properties officeooo:rsid="0116fa6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122cc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 la informática</text:p>
      <text:p text:style-name="P1"/>
      <text:p text:style-name="P2">Módulo <text:span text:style-name="T4">5</text:span>. <text:span text:style-name="T4">Evitando el naufragio</text:span></text:p>
      <text:p text:style-name="P2"/>
      <text:p text:style-name="P2"/>
      <text:p text:style-name="P2">Clase <text:span text:style-name="T4">24</text:span><text:span text:style-name="T1">. </text:span><text:span text:style-name="T4">Amenazas y Seguridad Informática</text:span></text:p>
      <text:p text:style-name="P2"/>
      <text:p text:style-name="P3">Julio <text:span text:style-name="T4">22</text:span> de 2021</text:p>
      <text:p text:style-name="P8"/>
      <text:p text:style-name="P9">La seguridad informática, o ciberseguridad, es una disciplina que se encarga de proteger la integridad y la privacidad de los datos y toda la información que se encuentre alojada en un sistema informático.</text:p>
      <text:p text:style-name="P9"/>
      <text:p text:style-name="P10">Malware: Software malicioso: Virus, Troyanos, Gusanos.</text:p>
      <text:p text:style-name="P10"/>
      <text:p text:style-name="P23">Virus:</text:p>
      <text:p text:style-name="P10">Componente de software cuyo objetivo es permanecer en un sistema copiándose a sí mismo. <text:span text:style-name="T5">Buscar destruir o inhabilitar archivos o programas. Se adhieren a los archivos ejecutables o al registro maestro de arranque.</text:span></text:p>
      <text:p text:style-name="P10"/>
      <text:p text:style-name="P23">Gusanos:</text:p>
      <text:p text:style-name="P11">Utiliza la red para copiarse a otras máquinas a través de la vulnerabilidad de la red o agujeros de seguridad. Su objetivo es saturar el funcionamiento del sistema.</text:p>
      <text:p text:style-name="P10"/>
      <text:p text:style-name="P23">Troyanos:</text:p>
      <text:p text:style-name="P11">Estructura utilizada para cargar componentes ocultos como virus y gusanos. Con frecuencia son programas sin licencia y cracks. No pueden replicarse a sí mismo. Pueden generar “backdoors”, puertas traseras que podrían permitir que el dispositivo sea controlado de forma remota.</text:p>
      <text:p text:style-name="P10"/>
      <text:p text:style-name="P23">Adware:</text:p>
      <text:p text:style-name="P11">Su objetivo es bombardear el dispositivo con publicidad.</text:p>
      <text:p text:style-name="P11"/>
      <text:p text:style-name="P24">Spywares:</text:p>
      <text:p text:style-name="P12">Software espía. Puede robar toda la información del sistema. Algunos pueden acceder a la cámara y al micrófono del dispositivo. Suelen ingresar por troyanos o pueden ser instalados como keylogger.</text:p>
      <text:p text:style-name="P12"/>
      <text:p text:style-name="P25">Rootkits:</text:p>
      <text:p text:style-name="P12">Conjuntos de software. Van dirigidos al Fir<text:span text:style-name="T10">m</text:span>ware(?) del sistema o los programas de usuario y tienen acceso al dispositivo en modo sistema o kernel. <text:span text:style-name="T6">Pueden modificar los procesos internos del sistema operativo, a los archivos del sistema como los registros y a las cuentas de usuario. Logran ocultarse del software antimalware o antivirus.</text:span></text:p>
      <text:p text:style-name="P12"/>
      <text:p text:style-name="P26">Botnet:</text:p>
      <text:p text:style-name="P13"><text:soft-page-break/>Red de bots controladas por un mismo dispositivo. Se utiliza para cometer crimeware, como robo de identidad o de información bancaria. Se propagan por troyanos.</text:p>
      <text:p text:style-name="P13"/>
      <text:p text:style-name="P26">Ransomware:</text:p>
      <text:p text:style-name="P13">Software de secuestro. Utilizados contra empresas para secuestrar su información de sus servicios y productos. <text:span text:style-name="T7">Se encuentran en correos no deseados o en links, y en redes P2P.</text:span></text:p>
      <text:p text:style-name="P13"/>
      <text:p text:style-name="P13"/>
      <text:p text:style-name="P14"><text:span text:style-name="T8">Información</text:span>:</text:p>
      <text:p text:style-name="P14">Integridad – Disponibilidad – Confidencialidad</text:p>
      <text:p text:style-name="P14"/>
      <text:p text:style-name="P4">Integridad</text:p>
      <text:p text:style-name="P14">Que la información se encuentre completa y que los datos sean los que deberían ser. <text:span text:style-name="T10">Que la información no haya sido modificada.</text:span></text:p>
      <text:p text:style-name="P14"/>
      <text:p text:style-name="P4">Disponibilidad</text:p>
      <text:p text:style-name="P14">Que el usuario tenga acceso a la información en el tiempo y la forma que lo requiera.</text:p>
      <text:p text:style-name="P14"/>
      <text:p text:style-name="P4">Confidencialidad</text:p>
      <text:p text:style-name="P14">Que la información esté disponible únicamente para los usuarios a quienes corresponde y bloqueada para los demás.</text:p>
      <text:p text:style-name="P14"/>
      <text:p text:style-name="P14"/>
      <text:p text:style-name="P4">Protección de la Información</text:p>
      <text:p text:style-name="P14">- Medidas preventivas</text:p>
      <text:p text:style-name="P14">- Medidas reactivas</text:p>
      <text:p text:style-name="P14"/>
      <text:p text:style-name="P4">Protección de la confidencialidad</text:p>
      <text:p text:style-name="P14">- Encriptación (preventiva)</text:p>
      <text:p text:style-name="P14">- Controles de acceso (preventiva)</text:p>
      <text:p text:style-name="P14">- Borrado remoto (reactiva)</text:p>
      <text:p text:style-name="P14">- Capacitación al personal (preventiva)</text:p>
      <text:p text:style-name="P14"/>
      <text:p text:style-name="P4">Protección de la Integridad</text:p>
      <text:p text:style-name="P14">- Auditorías (reactiva)</text:p>
      <text:p text:style-name="P14">- Control de versiones (reactiva)</text:p>
      <text:p text:style-name="P14">- Firmas digitales (preventiva)</text:p>
      <text:p text:style-name="P14">- Detección de intrusos (reactiva)</text:p>
      <text:p text:style-name="P14"/>
      <text:p text:style-name="P4">Protección de la disponibilidad</text:p>
      <text:p text:style-name="P15">- Tolerancia a fallos (preventiva/reactiva)</text:p>
      <text:p text:style-name="P15">- Redundancia (preventiva)</text:p>
      <text:p text:style-name="P15">- Parches de seguridad (reactiva)</text:p>
      <text:p text:style-name="P13"/>
      <text:p text:style-name="P12"/>
      <text:p text:style-name="P12"/>
      <text:p text:style-name="P27"><text:soft-page-break/>Fallas y vulnerabilidades</text:p>
      <text:p text:style-name="P5">Fallas</text:p>
      <text:p text:style-name="P16">Una falla o bug es un error en un programa que desencadena un resultado indeseado.</text:p>
      <text:p text:style-name="P10"/>
      <text:p text:style-name="P10"/>
      <text:p text:style-name="P10"/>
      <text:p text:style-name="P6">Tipos de fallas: </text:p>
      <text:p text:style-name="P6"/>
      <text:p text:style-name="P6"/>
      <text:p text:style-name="P6">Heisenbug: <text:span text:style-name="T9">Alteran o desaparecen su comportamiento al tratar de</text:span></text:p>
      <text:p text:style-name="P17">depurarlos.</text:p>
      <text:p text:style-name="P6"/>
      <text:p text:style-name="P6">Bohrbug: <text:span text:style-name="T2">Es una clasificación de un errorde software inusual que siempre produce una falla al reiniciar la operación quecausó la falla.</text:span></text:p>
      <text:p text:style-name="P6"/>
      <text:p text:style-name="P6">Mandelbug: <text:span text:style-name="T2">Es un fallo con causas tan complejas que su comportamiento es totalmente caótico.</text:span></text:p>
      <text:p text:style-name="P6"/>
      <text:p text:style-name="P6">Schrodinbug: <text:span text:style-name="T3">E</text:span><text:span text:style-name="T2">rrores que no aparecen hasta que alguien lee el código y descubre que, en determinadas circunstancias, el programa podría fallar. A partir de ese momento, el “Schroedinbug” comienza aparecer una y otra vez.</text:span></text:p>
      <text:p text:style-name="P18"/>
      <text:p text:style-name="P18"/>
      <text:p text:style-name="P7">Vulnerabilidad:</text:p>
      <text:p text:style-name="P19">Es una debilidad o falla de un sistema informático que pone en riesgo la integridad, confidencialidad o disponibilidad de la información.</text:p>
      <text:p text:style-name="P19"/>
      <text:p text:style-name="P19"/>
      <text:p text:style-name="P19"/>
      <text:p text:style-name="P28">Sincrónico</text:p>
      <text:p text:style-name="P28"/>
      <text:p text:style-name="P28"><text:a xlink:type="simple" xlink:href="https://docs.google.com/document/d/1bKsOP-mrGNX50V0HKZkJGL6gj1kQklf5-HdbuEXYj-E/edit" text:style-name="Internet_20_link" text:visited-style-name="Visited_20_Internet_20_Link"><text:span text:style-name="T2">https://docs.google.com/document/d/1bKsOP-mrGNX50V0HKZkJGL6gj1kQklf5-HdbuEXYj-E/edit</text:span></text:a></text:p>
      <text:p text:style-name="P21"/>
      <text:p text:style-name="P28"><text:a xlink:type="simple" xlink:href="https://docs.google.com/presentation/d/15EDOU0dWmkDyTx43FUmUi_5SxwshFC3GnNLCUySOBp4/edit#slide=id.p" text:style-name="Internet_20_link" text:visited-style-name="Visited_20_Internet_20_Link"><text:span text:style-name="T2">https://docs.google.com/presentation/d/15EDOU0dWmkDyTx43FUmUi_5SxwshFC3GnNLCUySOBp4/edit#slide=id.p</text:span></text:a></text:p>
      <text:p text:style-name="P28"/>
      <text:p text:style-name="P22">En la mochila:</text:p>
      <text:p text:style-name="P22">Hasta clase 21. Para la clase 21 subir un archivo cualquie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22T18:32:07.321000000</dc:date>
    <meta:editing-duration>P1DT12H10M5S</meta:editing-duration>
    <meta:editing-cycles>201</meta:editing-cycles>
    <meta:document-statistic meta:table-count="0" meta:image-count="0" meta:object-count="0" meta:page-count="3" meta:paragraph-count="63" meta:word-count="583" meta:character-count="4024" meta:non-whitespace-character-count="3501"/>
  </office:meta>
</office:document-meta>
</file>